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ea84a" officeooo:paragraph-rsid="000ea84a"/>
    </style:style>
    <style:style style:name="P2" style:family="paragraph" style:parent-style-name="Standard" style:list-style-name="L1">
      <style:text-properties officeooo:rsid="000ea84a" officeooo:paragraph-rsid="0012aad8"/>
    </style:style>
    <style:style style:name="P3" style:family="paragraph" style:parent-style-name="Standard" style:list-style-name="L1">
      <style:text-properties officeooo:rsid="000ea84a" officeooo:paragraph-rsid="0013ab0e"/>
    </style:style>
    <style:style style:name="P4" style:family="paragraph" style:parent-style-name="Standard" style:list-style-name="L1">
      <style:text-properties officeooo:rsid="000ea84a" officeooo:paragraph-rsid="0014b9ec"/>
    </style:style>
    <style:style style:name="P5" style:family="paragraph" style:parent-style-name="Standard" style:list-style-name="L1">
      <style:text-properties officeooo:rsid="000ea84a" officeooo:paragraph-rsid="0019b909"/>
    </style:style>
    <style:style style:name="P6" style:family="paragraph" style:parent-style-name="Standard">
      <style:text-properties officeooo:rsid="000ea84a" officeooo:paragraph-rsid="000ea84a"/>
    </style:style>
    <style:style style:name="P7" style:family="paragraph" style:parent-style-name="Standard" style:list-style-name="L2">
      <style:text-properties officeooo:paragraph-rsid="0013ab0e"/>
    </style:style>
    <style:style style:name="P8" style:family="paragraph" style:parent-style-name="Standard" style:list-style-name="L3">
      <style:text-properties officeooo:paragraph-rsid="00177a44"/>
    </style:style>
    <style:style style:name="P9" style:family="paragraph" style:parent-style-name="Standard" style:list-style-name="L3">
      <style:text-properties officeooo:rsid="00177a44" officeooo:paragraph-rsid="00177a44"/>
    </style:style>
    <style:style style:name="P10" style:family="paragraph" style:parent-style-name="Standard" style:list-style-name="L4">
      <style:text-properties officeooo:rsid="0018e22f" officeooo:paragraph-rsid="0018e22f"/>
    </style:style>
    <style:style style:name="P11" style:family="paragraph" style:parent-style-name="Standard" style:list-style-name="L5">
      <style:text-properties officeooo:paragraph-rsid="0019b909"/>
    </style:style>
    <style:style style:name="P12" style:family="paragraph" style:parent-style-name="Standard" style:list-style-name="L5">
      <style:text-properties officeooo:paragraph-rsid="000ea84a"/>
    </style:style>
    <style:style style:name="T1" style:family="text">
      <style:text-properties officeooo:rsid="0010199b"/>
    </style:style>
    <style:style style:name="T2" style:family="text">
      <style:text-properties officeooo:rsid="00120608"/>
    </style:style>
    <style:style style:name="T3" style:family="text">
      <style:text-properties officeooo:rsid="0012aad8"/>
    </style:style>
    <style:style style:name="T4" style:family="text">
      <style:text-properties officeooo:rsid="000ea84a"/>
    </style:style>
    <style:style style:name="T5" style:family="text">
      <style:text-properties officeooo:rsid="0013ab0e"/>
    </style:style>
    <style:style style:name="T6" style:family="text">
      <style:text-properties officeooo:rsid="0015c127"/>
    </style:style>
    <style:style style:name="T7" style:family="text">
      <style:text-properties officeooo:rsid="00177a44"/>
    </style:style>
    <style:style style:name="T8" style:family="text">
      <style:text-properties officeooo:rsid="00179197"/>
    </style:style>
    <style:style style:name="T9" style:family="text">
      <style:text-properties officeooo:rsid="0019b9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8014746" text:style-name="L1">
        <text:list-item>
          <text:p text:style-name="P3">Blank the cable</text:p>
        </text:list-item>
      </text:list>
      <text:list xml:id="list256695196" text:style-name="L2">
        <text:list-item>
          <text:list>
            <text:list-item>
              <text:p text:style-name="P7"><text:span text:style-name="T4">length so that the blank part into the middle area</text:span></text:p>
            </text:list-item>
            <text:list-item>
              <text:p text:style-name="P7"><text:span text:style-name="T5">it shouldn’t reach into the front part, that is where later the plug goes</text:span></text:p>
            </text:list-item>
            <text:list-item>
              <text:p text:style-name="P7"><text:span text:style-name="T5">the v-cramp should grip the plastic</text:span></text:p>
            </text:list-item>
          </text:list>
        </text:list-item>
      </text:list>
      <text:list xml:id="list211459889661065" text:continue-list="list248014746" text:style-name="L1">
        <text:list-item>
          <text:p text:style-name="P4">prepare <text:span text:style-name="T6">the </text:span>shoe</text:p>
        </text:list-item>
      </text:list>
      <text:list xml:id="list1335762905" text:style-name="L3">
        <text:list-item>
          <text:list>
            <text:list-item>
              <text:p text:style-name="P8"><text:span text:style-name="T7">pre-bend the v bracket</text:span></text:p>
            </text:list-item>
            <text:list-item>
              <text:p text:style-name="P9">the cable should easily fit</text:p>
            </text:list-item>
            <text:list-item>
              <text:p text:style-name="P8"><text:span text:style-name="T7">the v should later fold together under crimp pressure and <text:s/>not open up</text:span></text:p>
            </text:list-item>
          </text:list>
        </text:list-item>
      </text:list>
      <text:list xml:id="list211459611603876" text:continue-list="list211459889661065" text:style-name="L1">
        <text:list-item>
          <text:p text:style-name="P2"><text:span text:style-name="T3">slide </text:span>the cable <text:span text:style-name="T8">into the shoe</text:span></text:p>
        </text:list-item>
      </text:list>
      <text:list xml:id="list2631016865" text:style-name="L4">
        <text:list-item>
          <text:list>
            <text:list-item>
              <text:p text:style-name="P10">plug stays empty</text:p>
            </text:list-item>
            <text:list-item>
              <text:p text:style-name="P10">middle part is cable</text:p>
            </text:list-item>
            <text:list-item>
              <text:p text:style-name="P10">top part plastic</text:p>
            </text:list-item>
          </text:list>
        </text:list-item>
      </text:list>
      <text:list xml:id="list211460355938071" text:continue-list="list211459611603876" text:style-name="L1">
        <text:list-item>
          <text:p text:style-name="P5"><text:span text:style-name="T9">crimp</text:span></text:p>
        </text:list-item>
      </text:list>
      <text:list xml:id="list2836923778" text:style-name="L5">
        <text:list-item>
          <text:list>
            <text:list-item>
              <text:p text:style-name="P11"><text:span text:style-name="T9">with cable in shoe, the v should point to the outside (round part which bends the v)</text:span></text:p>
            </text:list-item>
            <text:list-item>
              <text:p text:style-name="P11"><text:span text:style-name="T9">do not squeeze the plug part, it needs to stay open to take in the plug</text:span></text:p>
            </text:list-item>
            <text:list-item>
              <text:p text:style-name="P12"><text:span text:style-name="T4">push tool together and if necessary make a couple more pushes, so that V grips cable</text:span></text:p>
            </text:list-item>
          </text:list>
        </text:list-item>
      </text:list>
      <text:list xml:id="list211460333529270" text:continue-list="list211460355938071" text:style-name="L1">
        <text:list-item>
          <text:p text:style-name="P1">solder very slight<text:span text:style-name="T2">l</text:span>y to make contact and fix the cable to the shoe</text:p>
        </text:list-item>
        <text:list-item>
          <text:p text:style-name="P1">push into holder, ideally so that it clicks when the display window locks into the finger</text:p>
        </text:list-item>
      </text:list>
      <text:p text:style-name="P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0-05T10:36:22.568195021</meta:creation-date>
    <dc:date>2021-05-29T21:14:53.507449968</dc:date>
    <meta:editing-duration>PT4H24M59S</meta:editing-duration>
    <meta:editing-cycles>13</meta:editing-cycles>
    <meta:generator>LibreOffice/6.3.5.2$Linux_X86_64 LibreOffice_project/30$Build-2</meta:generator>
    <meta:document-statistic meta:table-count="0" meta:image-count="0" meta:object-count="0" meta:page-count="1" meta:paragraph-count="18" meta:word-count="171" meta:character-count="812" meta:non-whitespace-character-count="676"/>
  </office:meta>
</office:document-meta>
</file>